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subtitle">
      <style:graphic-properties draw:fill-color="#ffffff" fo:min-height="9.134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>
          <draw:text-box>
            <text:p>Exemple de présentation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Super contenue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7T15:26:43.214677503</meta:creation-date>
    <dc:date>2020-03-07T15:27:50.321199705</dc:date>
    <meta:editing-duration>PT1M8S</meta:editing-duration>
    <meta:editing-cycles>2</meta:editing-cycles>
    <meta:generator>LibreOffice/6.0.7.3$Linux_X86_64 LibreOffice_project/00m0$Build-3</meta:generator>
    <meta:document-statistic meta:object-count="25"/>
  </office:meta>
</office:document-meta>
</file>